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text-align="start"/>
      <style:text-properties fo:color="#000000"/>
    </style:style>
    <style:style style:name="P2" style:family="paragraph">
      <style:paragraph-properties fo:text-align="start"/>
      <style:text-properties fo:color="#000000" style:text-line-through-style="none" style:text-line-through-type="none" fo:font-style="normal" style:text-underline-style="none"/>
    </style:style>
    <style:style style:name="P3" style:family="paragraph">
      <style:text-properties style:text-line-through-style="none" style:text-line-through-type="none" fo:font-style="normal" style:text-underline-style="none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data-style-name="C0">
      <style:graphic-properties fo:background-color="#dddddd"/>
    </style:style>
    <style:style style:name="gr3" style:family="graphic">
      <style:graphic-properties fo:background-color="#dddddd"/>
    </style:style>
    <style:style style:name="gr4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C0" number:language="en" number:country="US">
      <number:number number:min-integer-digits="1"/>
    </number:number-style>
  </office:automatic-styles>
  <office:body>
    <office:text>
      <office:forms form:automatic-focus="false" form:apply-design-mode="false">
        <form:form form:name="MainForm" form:command="CUSTOMER" form:datasource="Customers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fixed-text form:name="lblID" form:control-implementation="ooo:com.sun.star.form.component.FixedText" xml:id="control1" form:id="control1" form:label="ID" form:for="control2"/>
          <form:formatted-text form:name="fmtID" form:control-implementation="ooo:com.sun.star.form.component.FormattedField" xml:id="control2" form:id="control2" form:data-field="ID" form:convert-empty-to-null="true" form:min-value="-2147483648" form:max-value="2147483647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9"/>
            </form:properties>
          </form:formatted-text>
          <form:fixed-text form:name="lblFIRSTNAME" form:control-implementation="ooo:com.sun.star.form.component.FixedText" xml:id="control3" form:id="control3" form:label="FIRSTNAME" form:for="control4"/>
          <form:text form:name="txtFIRSTNAME" form:control-implementation="ooo:com.sun.star.form.component.TextField" xml:id="control4" form:id="control4" form:data-field="FIRST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LASTNAME" form:control-implementation="ooo:com.sun.star.form.component.FixedText" xml:id="control5" form:id="control5" form:label="LASTNAME" form:for="control6"/>
          <form:text form:name="txtLASTNAME" form:control-implementation="ooo:com.sun.star.form.component.TextField" xml:id="control6" form:id="control6" form:data-field="LAST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ADDRESS" form:control-implementation="ooo:com.sun.star.form.component.FixedText" xml:id="control7" form:id="control7" form:label="ADDRESS" form:for="control8"/>
          <form:text form:name="txtADDRESS" form:control-implementation="ooo:com.sun.star.form.component.TextField" xml:id="control8" form:id="control8" form:data-field="ADDRES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CITY" form:control-implementation="ooo:com.sun.star.form.component.FixedText" xml:id="control9" form:id="control9" form:label="CITY" form:for="control10"/>
          <form:text form:name="txtCITY" form:control-implementation="ooo:com.sun.star.form.component.TextField" xml:id="control10" form:id="control10" form:data-field="CITY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STATE" form:control-implementation="ooo:com.sun.star.form.component.FixedText" xml:id="control11" form:id="control11" form:label="STATE" form:for="control12"/>
          <form:text form:name="txtSTATE" form:control-implementation="ooo:com.sun.star.form.component.TextField" xml:id="control12" form:id="control12" form:data-field="ST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ZIPCODE" form:control-implementation="ooo:com.sun.star.form.component.FixedText" xml:id="control13" form:id="control13" form:label="ZIPCODE" form:for="control14"/>
          <form:formatted-text form:name="fmtZIPCODE" form:control-implementation="ooo:com.sun.star.form.component.FormattedField" xml:id="control14" form:id="control14" form:data-field="ZIPCODE" form:convert-empty-to-null="true" form:min-value="-2147483648" form:max-value="2147483647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20202"/>
            </form:properties>
          </form:formatted-text>
          <form:fixed-text form:name="lblCOUNTY" form:control-implementation="ooo:com.sun.star.form.component.FixedText" xml:id="control15" form:id="control15" form:label="COUNTY" form:for="control16"/>
          <form:text form:name="txtCOUNTY" form:control-implementation="ooo:com.sun.star.form.component.TextField" xml:id="control16" form:id="control16" form:data-field="COUNTY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generic-control form:name="Navigation Bar 1" form:control-implementation="ooo:com.sun.star.form.component.NavigationToolBar" xml:id="control17" form:id="control17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ontrol draw:text-style-name="P1" svg:width="0.2461in" svg:height="0.1748in" svg:x="0.3937in" svg:y="0.3937in" draw:control="control1"/><draw:control draw:style-name="gr2" draw:text-style-name="P1" svg:width="0.8571in" svg:height="0.2776in" svg:x="0.3937in" svg:y="0.5681in" draw:control="control2"/></draw:g><draw:g text:anchor-type="paragraph" draw:z-index="1" draw:style-name="gr1"><draw:control draw:text-style-name="P1" svg:width="0.7886in" svg:height="0.1748in" svg:x="0.3937in" svg:y="0.9236in" draw:control="control3"/><draw:control draw:style-name="gr3" draw:text-style-name="P2" svg:width="3.037in" svg:height="0.2776in" svg:x="0.3937in" svg:y="1.098in" draw:control="control4"/></draw:g><draw:g text:anchor-type="paragraph" draw:z-index="2" draw:style-name="gr1"><draw:control draw:text-style-name="P1" svg:width="0.7579in" svg:height="0.1748in" svg:x="3.611in" svg:y="0.9043in" draw:control="control5"/><draw:control draw:style-name="gr3" draw:text-style-name="P2" svg:width="3.037in" svg:height="0.2776in" svg:x="3.611in" svg:y="1.0787in" draw:control="control6"/></draw:g><draw:g text:anchor-type="paragraph" draw:z-index="3" draw:style-name="gr1"><draw:control draw:text-style-name="P1" svg:width="0.6657in" svg:height="0.1748in" svg:x="0.3937in" svg:y="1.5126in" draw:control="control7"/><draw:control draw:style-name="gr3" draw:text-style-name="P2" svg:width="3.037in" svg:height="0.2776in" svg:x="0.3937in" svg:y="1.687in" draw:control="control8"/></draw:g><draw:g text:anchor-type="paragraph" draw:z-index="4" draw:style-name="gr1"><draw:control draw:text-style-name="P1" svg:width="0.3787in" svg:height="0.1748in" svg:x="3.611in" svg:y="1.4929in" draw:control="control9"/><draw:control draw:style-name="gr3" draw:text-style-name="P2" svg:width="3.037in" svg:height="0.2776in" svg:x="3.611in" svg:y="1.6673in" draw:control="control10"/></draw:g><draw:g text:anchor-type="paragraph" draw:z-index="5" draw:style-name="gr1"><draw:control draw:text-style-name="P1" svg:width="0.4815in" svg:height="0.1748in" svg:x="0.3937in" svg:y="2.0626in" draw:control="control11"/><draw:control draw:style-name="gr3" draw:text-style-name="P2" svg:width="1.0004in" svg:height="0.2776in" svg:x="0.3937in" svg:y="2.2378in" draw:control="control12"/></draw:g><draw:g text:anchor-type="paragraph" draw:z-index="6" draw:style-name="gr1"><draw:control draw:text-style-name="P1" svg:width="0.635in" svg:height="0.1748in" svg:x="1.5709in" svg:y="2.0626in" draw:control="control13"/><draw:control draw:style-name="gr2" draw:text-style-name="P1" svg:width="0.8571in" svg:height="0.2776in" svg:x="1.5709in" svg:y="2.2378in" draw:control="control14"/></draw:g><draw:g text:anchor-type="paragraph" draw:z-index="7" draw:style-name="gr1"><draw:control draw:text-style-name="P1" svg:width="0.6142in" svg:height="0.1748in" svg:x="2.6693in" svg:y="2.0634in" draw:control="control15"/><draw:control draw:style-name="gr3" draw:text-style-name="P2" svg:width="3.037in" svg:height="0.2776in" svg:x="2.6693in" svg:y="2.2378in" draw:control="control16"/></draw:g><draw:control text:anchor-type="paragraph" draw:z-index="8" draw:name="Shape1" draw:style-name="gr4" draw:text-style-name="P3" svg:width="5.9724in" svg:height="0.263in" svg:x="0.3929in" svg:y="2.7555in" draw:control="control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3937in" fo:margin-bottom="0.3937in" fo:margin-left="0.3937in" fo:margin-right="0.3937in" fo:background-color="#ffcc99" style:writing-mode="lr-tb" draw:fill="solid" draw:fill-color="#ffcc99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ea7cb86e6eeb2bf3a5af73a8f7777ac570321527</meta:generator>
    <dc:date>2017-09-17T14:00:38.002995636</dc:date>
    <meta:editing-duration>PT3M50S</meta:editing-duration>
    <meta:editing-cycles>6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